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27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637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557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 style:list-style-name="L2">
      <style:graphic-properties draw:stroke="none" svg:stroke-color="#000000" draw:fill="none" draw:fill-color="#ffffff" fo:min-height="2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Verdan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center"/>
      <style:text-properties fo:font-family="Verdana" style:font-family-generic="swiss" style:font-pitch="variable" fo:font-size="15pt" style:letter-kerning="true" style:font-family-asian="'Microsoft YaHei'" style:font-family-generic-asian="system" style:font-pitch-asian="variable" style:font-size-asian="15pt" style:font-family-complex="Mangal" style:font-family-generic-complex="system" style:font-pitch-complex="variable" style:font-size-complex="15pt"/>
    </style:style>
    <style:style style:name="T1" style:family="text">
      <style:text-properties fo:font-family="Verdana" style:font-family-generic="swiss" style:font-pitch="variable" fo:font-size="16pt" style:font-size-asian="16pt" style:font-size-complex="16pt"/>
    </style:style>
    <style:style style:name="T2" style:family="text">
      <style:text-properties fo:font-family="Verdana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3" style:family="text">
      <style:text-properties fo:font-family="Verdan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family="Verdana" style:font-family-generic="swiss" style:font-pitch="variable" fo:font-size="15pt" style:font-size-asian="15pt" style:font-size-complex="15pt"/>
    </style:style>
    <style:style style:name="T5" style:family="text">
      <style:text-properties fo:font-family="Verdana" style:font-family-generic="swiss" style:font-pitch="variable" fo:font-size="15pt" style:letter-kerning="true" style:font-family-asian="'Microsoft YaHei'" style:font-family-generic-asian="system" style:font-pitch-asian="variable" style:font-size-asian="15pt" style:font-family-complex="Mangal" style:font-family-generic-complex="system" style:font-pitch-complex="variable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finito">
        <draw:ellipse draw:style-name="gr1" draw:text-style-name="P2" xml:id="id4" draw:id="id4" draw:layer="layout" svg:width="5.5cm" svg:height="1.7cm" svg:x="5cm" svg:y="2.4cm">
          <text:p text:style-name="P1"><text:span text:style-name="T1">POWER ON</text:span></text:p>
        </draw:ellipse>
        <draw:rect draw:style-name="gr1" draw:text-style-name="P3" xml:id="id1" draw:id="id1" draw:layer="layout" svg:width="6.1cm" svg:height="2.4cm" svg:x="4.7cm" svg:y="6.1cm">
          <text:p text:style-name="P1"><text:span text:style-name="T2">INIT</text:span></text:p>
        </draw:rect>
        <draw:rect draw:style-name="gr1" draw:text-style-name="P1" draw:layer="layout" svg:width="6.1cm" svg:height="2.4cm" svg:x="4.7cm" svg:y="10.5cm">
          <text:p text:style-name="P1"><text:span text:style-name="T2">IDLE</text:span></text:p>
        </draw:rect>
        <draw:rect draw:style-name="gr1" draw:text-style-name="P1" xml:id="id3" draw:id="id3" draw:layer="layout" svg:width="6.1cm" svg:height="2.4cm" svg:x="4.7cm" svg:y="14.9cm">
          <text:p text:style-name="P1"><text:span text:style-name="T2">OPERATIVE</text:span></text:p>
        </draw:rect>
        <draw:rect draw:style-name="gr1" draw:text-style-name="P1" xml:id="id2" draw:id="id2" draw:layer="layout" svg:width="6.1cm" svg:height="2.4cm" svg:x="12.2cm" svg:y="9.2cm">
          <text:p text:style-name="P1"><text:span text:style-name="T2">ERROR</text:span></text:p>
        </draw:rect>
        <draw:line draw:style-name="gr2" draw:text-style-name="P1" draw:layer="layout" svg:x1="7.7cm" svg:y1="4.1cm" svg:x2="7.7cm" svg:y2="6.1cm">
          <text:p/>
        </draw:line>
        <draw:line draw:style-name="gr2" draw:text-style-name="P1" draw:layer="layout" svg:x1="7.7cm" svg:y1="8.5cm" svg:x2="7.7cm" svg:y2="10.5cm">
          <text:p/>
        </draw:line>
        <draw:connector draw:style-name="gr2" draw:text-style-name="P1" draw:layer="layout" svg:x1="10.8cm" svg:y1="7.3cm" svg:x2="15.25cm" svg:y2="9.2cm" draw:start-shape="id1" draw:start-glue-point="1" draw:end-shape="id2" draw:end-glue-point="0" svg:d="M10800 7300h4450v1900">
          <text:p/>
        </draw:connector>
        <draw:line draw:style-name="gr2" draw:text-style-name="P1" draw:layer="layout" svg:x1="7.7cm" svg:y1="12.9cm" svg:x2="7.7cm" svg:y2="14.9cm">
          <text:p/>
        </draw:line>
        <draw:connector draw:style-name="gr2" draw:text-style-name="P1" draw:layer="layout" draw:line-skew="0.199cm -0.399cm" svg:x1="7.75cm" svg:y1="17.3cm" svg:x2="4.7cm" svg:y2="16.1cm" draw:start-shape="id3" draw:start-glue-point="2" draw:end-shape="id3" draw:end-glue-point="3" svg:d="M7750 17300v700h-3950v-1900h900">
          <text:p/>
        </draw:connector>
        <draw:connector draw:style-name="gr2" draw:text-style-name="P1" draw:layer="layout" svg:x1="10.8cm" svg:y1="16.1cm" svg:x2="15.25cm" svg:y2="11.6cm" draw:start-shape="id3" draw:start-glue-point="1" draw:end-shape="id2" draw:end-glue-point="2" svg:d="M10800 16100h4450v-4500">
          <text:p/>
        </draw:connector>
        <draw:connector draw:style-name="gr2" draw:text-style-name="P1" draw:layer="layout" svg:x1="18.3cm" svg:y1="10.4cm" svg:x2="10.5cm" svg:y2="3.25cm" draw:start-shape="id2" draw:start-glue-point="1" draw:end-shape="id4" draw:end-glue-point="1" svg:d="M18300 10400h501v-7150h-8301">
          <text:p/>
        </draw:connector>
        <draw:frame draw:style-name="gr3" draw:text-style-name="P4" draw:layer="layout" svg:width="3cm" svg:height="1.1cm" svg:x="11.2cm" svg:y="6.2cm">
          <draw:text-box>
            <text:p text:style-name="P1"><text:span text:style-name="T3">NOT OK</text:span></text:p>
          </draw:text-box>
        </draw:frame>
        <draw:frame draw:style-name="gr4" draw:text-style-name="P1" draw:layer="layout" svg:width="3cm" svg:height="1.2cm" svg:x="6.9cm" svg:y="8.9cm">
          <draw:text-box>
            <text:p text:style-name="P1"><text:span text:style-name="T4">OK</text:span></text:p>
          </draw:text-box>
        </draw:frame>
        <draw:frame draw:style-name="gr5" draw:text-style-name="P1" draw:layer="layout" svg:width="3cm" svg:height="1.529cm" svg:x="13.9cm" svg:y="3.5cm">
          <draw:text-box>
            <text:p text:style-name="P1"><text:span text:style-name="T5">HW RESET</text:span></text:p>
          </draw:text-box>
        </draw:frame>
        <draw:frame draw:style-name="gr4" draw:text-style-name="P1" draw:layer="layout" svg:width="3cm" svg:height="1.2cm" svg:x="7cm" svg:y="13.3cm">
          <draw:text-box>
            <text:p text:style-name="P1"><text:span text:style-name="T4">OK</text:span></text:p>
          </draw:text-box>
        </draw:frame>
        <draw:line draw:style-name="gr6" draw:text-style-name="P1" draw:layer="layout" svg:x1="10.8cm" svg:y1="12.6cm" svg:x2="14cm" svg:y2="12.6cm">
          <text:p/>
        </draw:line>
        <draw:line draw:style-name="gr2" draw:text-style-name="P1" draw:layer="layout" svg:x1="14cm" svg:y1="12.6cm" svg:x2="14cm" svg:y2="11.6cm">
          <text:p/>
        </draw:line>
        <draw:frame draw:style-name="gr7" draw:text-style-name="P5" draw:layer="layout" svg:width="3.5cm" svg:height="1.887cm" svg:x="11.3cm" svg:y="12.713cm">
          <draw:text-box>
            <text:p text:style-name="P1"><text:span text:style-name="T5">CMD</text:span></text:p>
            <text:p text:style-name="P1"><text:span text:style-name="T5">TIMEOUT</text:span></text:p>
          </draw:text-box>
        </draw:frame>
        <draw:frame draw:style-name="gr8" draw:text-style-name="P5" draw:layer="layout" svg:width="3.5cm" svg:height="2.807cm" svg:x="11.2cm" svg:y="16.213cm">
          <draw:text-box>
            <text:p text:style-name="P1"><text:span text:style-name="T5">CMD</text:span></text:p>
            <text:p text:style-name="P1"><text:span text:style-name="T5">TIMEOUT/ACK MISSING</text:span></text:p>
          </draw:text-box>
        </draw:frame>
        <draw:custom-shape draw:style-name="gr9" draw:text-style-name="P1" draw:layer="layout" svg:width="1.8cm" svg:height="0.8cm" svg:x="9.6cm" svg:y="4.5cm">
          <text:p text:style-name="P1">1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layer="layout" svg:width="16.5cm" svg:height="3.811cm" svg:x="2.1cm" svg:y="19.989cm">
          <draw:text-box>
            <text:list text:style-name="L2">
              <text:list-item>
                <text:p>Inizializzazione LoRa shield</text:p>
                <text:p/>
              </text:list-item>
              <text:list-item>
                <text:p>Inizializzazione RTC</text:p>
                <text:p/>
              </text:list-item>
              <text:list-item>
                <text:p>Invio comando client per cambio stato a OPERATIVE</text:p>
              </text:list-item>
            </text:list>
          </draw:text-box>
        </draw:frame>
        <draw:custom-shape draw:style-name="gr9" draw:text-style-name="P1" draw:layer="layout" svg:width="1.8cm" svg:height="0.8cm" svg:x="5.5cm" svg:y="4.5cm">
          <text:p text:style-name="P1">2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1.8cm" svg:height="0.8cm" svg:x="9.8cm" svg:y="8.9cm">
          <text:p text:style-name="P1">3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P </meta:initial-creator>
    <meta:creation-date>2017-08-16T15:36:09.73</meta:creation-date>
    <dc:date>2017-08-29T22:17:03.85</dc:date>
    <dc:creator>MarcoP </dc:creator>
    <meta:editing-duration>PT24M34S</meta:editing-duration>
    <meta:editing-cycles>12</meta:editing-cycles>
    <meta:generator>OpenOffice/4.1.1$Win32 OpenOffice.org_project/411m6$Build-9775</meta:generator>
    <meta:document-statistic meta:object-count="24"/>
  </office:meta>
</office:document-meta>
</file>